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544f" officeooo:paragraph-rsid="0009544f"/>
    </style:style>
    <style:style style:name="P2" style:family="paragraph" style:parent-style-name="Standard">
      <style:text-properties officeooo:rsid="000ad19a" officeooo:paragraph-rsid="000ad19a"/>
    </style:style>
    <style:style style:name="P3" style:family="paragraph" style:parent-style-name="Standard">
      <style:text-properties officeooo:rsid="000c0d87" officeooo:paragraph-rsid="000c0d87"/>
    </style:style>
    <style:style style:name="P4" style:family="paragraph" style:parent-style-name="Standard">
      <style:text-properties officeooo:rsid="000fbaa9" officeooo:paragraph-rsid="000fbaa9"/>
    </style:style>
    <style:style style:name="P5" style:family="paragraph" style:parent-style-name="Standard">
      <style:text-properties officeooo:rsid="00126289" officeooo:paragraph-rsid="001262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ing can be secured through production and installation of a vault. The vault will carry up to a certain (maybe 1000 dollars a day) of cash, deposit in your account, and can simply be picked up by the post office. </text:p>
      <text:p text:style-name="P1"/>
      <text:p text:style-name="P1">Since we change it out daily, via post office, its pretty secure, but needs surveilence or to be installed somewhere out or in the house in a place that the post office can open with some kind of connected bluetooth device. </text:p>
      <text:p text:style-name="P1"/>
      <text:p text:style-name="P1">Funding can be gotten through the stock market with my algorithm and throuhg an online shop that sells beer, wine and mead, and kits to produce that stuff, as well as electronic components and stuff like that. </text:p>
      <text:p text:style-name="P1"/>
      <text:p text:style-name="P1">Cheap chemicals and shit, biodiesel, engine components etcetera. We can sell code for ultra cheap if people need assistance. Like donations of around a dollar or two. </text:p>
      <text:p text:style-name="P1"/>
      <text:p text:style-name="P2">Sell and give 3d printable parts, diagrams drawings and instructions for building and coding things. </text:p>
      <text:p text:style-name="P2"/>
      <text:p text:style-name="P2">Sell organic ingredients for beer and stuff. </text:p>
      <text:p text:style-name="P2"/>
      <text:p text:style-name="P3">We need to make a bunch of money on the stock market or doing whatever, and invest it in a safe fund, or store it somewhere so that if we start getting people who don’t pay, we </text:p>
      <text:p text:style-name="P3">a) have the funding to do whatever</text:p>
      <text:p text:style-name="P3">b) can ask for donations etcetera</text:p>
      <text:p text:style-name="P3">c)have backup plans and can sell goods to makeup for the lost funds. </text:p>
      <text:p text:style-name="P3"/>
      <text:p text:style-name="P4">Scaling on computer screens. I have this old pice of shit 1024x768 and I hate it because it feels so small. But you can scale the fonts and everything down so that it feels like a hi def 1920x1080</text:p>
      <text:p text:style-name="P4"/>
      <text:p text:style-name="P5">tamper free safes can be built with water or liquid or even lasers with oddly shaped mirrors that send an alarm if they are interfered with. Sonar can do the same thing to detect intrusion before it happens, and some motion detection still cameras. </text:p>
      <text:p text:style-name="P5"/>
      <text:p text:style-name="P5">As well as reccomending to only use small amounts of money. </text:p>
      <text:p text:style-name="P5"/>
      <text:p text:style-name="P5">But the key difference is this bank would be sustainable with it even shrinking in size because you make money by selling things and by playing the stock marke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4:48:48.809000000</meta:creation-date>
    <dc:date>2018-05-05T17:02:22.212000000</dc:date>
    <meta:editing-duration>PT2H3M21S</meta:editing-duration>
    <meta:editing-cycles>6</meta:editing-cycles>
    <meta:generator>LibreOffice/6.0.3.2$Windows_X86_64 LibreOffice_project/8f48d515416608e3a835360314dac7e47fd0b821</meta:generator>
    <meta:document-statistic meta:table-count="0" meta:image-count="0" meta:object-count="0" meta:page-count="1" meta:paragraph-count="14" meta:word-count="353" meta:character-count="1945" meta:non-whitespace-character-count="1595"/>
  </office:meta>
</office:document-meta>
</file>